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orbel" svg:font-family="Corbel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59cm" fo:margin-right="0cm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Corbel" fo:font-size="36pt" fo:font-weight="bold" fo:background-color="transparent" style:font-name-asian="Corbel" style:font-name-complex="Corbe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loext:opacity="100%" style:font-name="Corbel" fo:font-size="16pt" fo:font-weight="normal" fo:background-color="transparent" style:font-name-asian="Corbel" style:font-name-complex="Corbe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</style:style>
    <style:style style:name="P13" style:family="paragraph" style:parent-style-name="Standard" style:list-style-name="L2">
      <style:paragraph-properties fo:margin-left="-0.635cm" fo:margin-right="0cm" fo:line-height="100%" fo:text-align="justify" style:justify-single-word="false" fo:text-indent="0.635cm" style:auto-text-indent="false"/>
    </style:style>
    <style:style style:name="P14" style:family="paragraph" style:parent-style-name="Standard" style:list-style-name="L3">
      <style:paragraph-properties fo:margin-left="-0.635cm" fo:margin-right="0cm" fo:line-height="100%" fo:text-align="justify" style:justify-single-word="false" fo:text-indent="0.635cm" style:auto-text-indent="false"/>
    </style:style>
    <style:style style:name="P15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</style:style>
    <style:style style:name="P16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</style:style>
    <style:style style:name="P17" style:family="paragraph" style:parent-style-name="Standard" style:list-style-name="L6">
      <style:paragraph-properties fo:margin-left="-0.635cm" fo:margin-right="0cm" fo:line-height="100%" fo:text-align="justify" style:justify-single-word="false" fo:text-indent="0.635cm" style:auto-text-indent="false"/>
    </style:style>
    <style:style style:name="P18" style:family="paragraph" style:parent-style-name="Standard" style:list-style-name="L7">
      <style:paragraph-properties fo:margin-left="-0.635cm" fo:margin-right="0cm" fo:line-height="100%" fo:text-align="justify" style:justify-single-word="false" fo:text-indent="0.635cm" style:auto-text-indent="false"/>
    </style:style>
    <style:style style:name="P19" style:family="paragraph" style:parent-style-name="Standard" style:list-style-name="L9">
      <style:paragraph-properties fo:margin-left="-0.635cm" fo:margin-right="0cm" fo:line-height="100%" fo:text-align="justify" style:justify-single-word="false" fo:text-indent="0.635cm" style:auto-text-indent="false"/>
    </style:style>
    <style:style style:name="P2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21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</style:style>
    <style:style style:name="P22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23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24" style:family="paragraph" style:parent-style-name="Standard" style:list-style-name="L7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25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26" style:family="paragraph" style:parent-style-name="Standard" style:list-style-name="L1">
      <style:paragraph-properties fo:margin-left="-0.635cm" fo:margin-right="0cm" fo:margin-top="0cm" fo:margin-bottom="0.212cm" style:contextual-spacing="false" fo:line-height="100%" fo:text-align="start" style:justify-single-word="false" fo:text-indent="0.635cm" style:auto-text-indent="false"/>
    </style:style>
    <style:style style:name="P27" style:family="paragraph" style:parent-style-name="Standard" style:list-style-name="L3">
      <style:paragraph-properties fo:margin-left="-0.635cm" fo:margin-right="0cm" fo:margin-top="0cm" fo:margin-bottom="0.212cm" style:contextual-spacing="false" fo:line-height="100%" fo:text-align="start" style:justify-single-word="false" fo:text-indent="0.635cm" style:auto-text-indent="false"/>
    </style:style>
    <style:style style:name="P28" style:family="paragraph" style:parent-style-name="Standard" style:list-style-name="L9">
      <style:paragraph-properties fo:margin-left="-0.635cm" fo:margin-right="0cm" fo:margin-top="0cm" fo:margin-bottom="0.212cm" style:contextual-spacing="false" fo:line-height="100%" fo:text-align="justify" style:justify-single-word="false" fo:text-indent="0.635cm" style:auto-text-indent="false"/>
    </style:style>
    <style:style style:name="P29" style:family="paragraph" style:parent-style-name="Standard" style:list-style-name="L9">
      <style:paragraph-properties fo:margin-left="-0.635cm" fo:margin-right="0cm" fo:margin-top="0cm" fo:margin-bottom="0.097cm" style:contextual-spacing="false" fo:line-height="100%" fo:text-align="justify" style:justify-single-word="false" fo:text-indent="0.635cm" style:auto-text-indent="false"/>
    </style:style>
    <style:style style:name="P30" style:family="paragraph" style:parent-style-name="Standard" style:list-style-name="L9">
      <style:paragraph-properties fo:margin-left="-0.635cm" fo:margin-right="0cm" fo:margin-top="0cm" fo:margin-bottom="0.025cm" style:contextual-spacing="false" fo:line-height="100%" fo:text-align="justify" style:justify-single-word="false" fo:text-indent="0.635cm" style:auto-text-indent="false"/>
    </style:style>
    <style:style style:name="P31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3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34" style:family="paragraph" style:parent-style-name="Standard" style:list-style-name="L9">
      <style:paragraph-properties fo:margin-left="0.635cm" fo:margin-right="0cm" fo:line-height="100%" fo:text-align="start" style:justify-single-word="false" fo:text-indent="0.635cm" style:auto-text-indent="false"/>
    </style:style>
    <style:style style:name="T1" style:family="text">
      <style:text-properties fo:color="#000000" loext:opacity="100%" style:font-name="Corbel" fo:font-size="16pt" fo:font-weight="bold" fo:background-color="transparent" loext:char-shading-value="0" style:font-name-asian="Corbel" style:font-name-complex="Corbel"/>
    </style:style>
    <style:style style:name="T2" style:family="text">
      <style:text-properties fo:color="#000000" loext:opacity="100%" style:font-name="Corbel" fo:font-size="16pt" fo:font-weight="bold" officeooo:rsid="001381f4" fo:background-color="transparent" loext:char-shading-value="0" style:font-name-asian="Corbel" style:font-name-complex="Corbel"/>
    </style:style>
    <style:style style:name="T3" style:family="text">
      <style:text-properties fo:color="#000000" loext:opacity="100%" style:font-name="Corbel" fo:font-size="16pt" fo:font-weight="normal" fo:background-color="transparent" loext:char-shading-value="0" style:font-name-asian="Corbel" style:font-name-complex="Corbel"/>
    </style:style>
    <style:style style:name="T4" style:family="text">
      <style:text-properties fo:color="#000000" loext:opacity="100%" style:font-name="Corbel" fo:font-size="16pt" fo:font-weight="normal" officeooo:rsid="0014ccf8" fo:background-color="transparent" loext:char-shading-value="0" style:font-name-asian="Corbel" style:font-name-complex="Corbel"/>
    </style:style>
    <style:style style:name="T5" style:family="text">
      <style:text-properties fo:color="#000000" loext:opacity="100%" style:font-name="Corbel" fo:font-size="12pt" fo:font-weight="bold" fo:background-color="transparent" loext:char-shading-value="0" style:font-name-asian="Corbel" style:font-name-complex="Corbel"/>
    </style:style>
    <style:style style:name="T6" style:family="text">
      <style:text-properties fo:color="#000000" loext:opacity="100%" style:font-name="Corbel" fo:font-size="12pt" fo:font-weight="normal" fo:background-color="transparent" loext:char-shading-value="0" style:font-name-asian="Corbel" style:font-name-complex="Corbel"/>
    </style:style>
    <style:style style:name="T7" style:family="text">
      <style:text-properties fo:color="#000000" loext:opacity="100%" style:font-name="Corbel" fo:font-size="12pt" fo:font-weight="normal" officeooo:rsid="001381f4" fo:background-color="transparent" loext:char-shading-value="0" style:font-name-asian="Corbel" style:font-name-complex="Corbel"/>
    </style:style>
    <style:style style:name="T8" style:family="text">
      <style:text-properties fo:color="#000000" loext:opacity="100%" style:font-name="Corbel" fo:font-size="12pt" fo:font-weight="normal" officeooo:rsid="0014ccf8" fo:background-color="transparent" loext:char-shading-value="0" style:font-name-asian="Corbel" style:font-name-complex="Corbel"/>
    </style:style>
    <style:style style:name="T9" style:family="text">
      <style:text-properties fo:color="#000000" loext:opacity="100%" style:font-name="Corbel" fo:font-size="10pt" fo:font-weight="normal" fo:background-color="transparent" loext:char-shading-value="0" style:font-name-asian="Corbel" style:font-name-complex="Corbel"/>
    </style:style>
    <style:style style:name="T10" style:family="text">
      <style:text-properties fo:color="#000000" loext:opacity="100%" style:font-name="Times New Roman" fo:font-size="12pt" fo:font-weight="normal" fo:background-color="transparent" loext:char-shading-value="0" style:font-name-asian="Times New Roman" style:font-name-complex="Times New Roman"/>
    </style:style>
    <style:style style:name="T11" style:family="text">
      <style:text-properties officeooo:rsid="001381f4"/>
    </style:style>
    <style:style style:name="T12" style:family="text">
      <style:text-properties officeooo:rsid="0014ccf8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gulamin</text:p>
      <text:p text:style-name="P1"><text:span text:style-name="T2">ŻŁOBEK </text:span><text:span text:style-name="T1">Wesołe Wygibasy</text:span></text:p>
      <text:p text:style-name="P9"/>
      <text:p text:style-name="P7">§ 1</text:p>
      <text:list xml:id="list763882771" text:style-name="L1">
        <text:list-item>
          <text:p text:style-name="P12"><text:span text:style-name="T7">ŻŁOBEK</text:span><text:span text:style-name="T6"> Wesołe Wygibasy- </text:span><text:span text:style-name="T10">Agnieszka Ciołkowska Zajęcia rozwojowo-rozrywkowe dla dzieci Wesołe Wygibasy 31-226 ul.Vetulaniego 8 Kraków</text:span><text:span text:style-name="T6"> z siedzibą </text:span><text:span text:style-name="T7">ul.Glogera53/LU2</text:span><text:span text:style-name="T6"> w Krakowie .</text:span></text:p>
        </text:list-item>
        <text:list-item>
          <text:p text:style-name="P26"><text:span text:style-name="T6">Ze świadczeń </text:span><text:span text:style-name="T7">żłobek</text:span><text:span text:style-name="T6"> może korzystać dziecko w wieku od </text:span><text:span text:style-name="T7">20 tyg</text:span><text:span text:style-name="T6">. do 3 lat a w szczególnych przypadkach w wieku do lat 4.</text:span></text:p>
        </text:list-item>
        <text:list-item>
          <text:p text:style-name="P12"><text:span text:style-name="T7">ŻŁOBEK</text:span><text:span text:style-name="T6"> jest czynny od poniedziałku do piątku w godzinach </text:span><text:span text:style-name="T7">6:30</text:span><text:span text:style-name="T6"> do 17: 00. </text:span><text:span text:style-name="T7">ŻŁOBEK</text:span><text:span text:style-name="T6"> świadczy opiekę nad dzieckiem do 10 godzin dziennie. W weekendy Klub organizuje opiekę i przyjęcia urodzinowe po wcześniejszym ustaleniu. Klub jest nieczynny w święta i dni ustawowo wolne od pracy. </text:span></text:p>
        </text:list-item>
        <text:list-item>
          <text:p text:style-name="P12"><text:span text:style-name="T6">Organ prowadzący może ustalić inne dni poza dniami ustawowo wolnymi od pracy w których </text:span><text:span text:style-name="T7">ŻŁOBEK</text:span><text:span text:style-name="T6"> jest nieczynny. Informację o dodatkowych dniach, w których Klub jest w danym roku nieczynny, organ prowadzący <text:s/>przekazuje rodzicom na tablicy ogłoszeń w Placówce, z co najmniej 2 tygodniowym wyprzedzeniem</text:span></text:p>
        </text:list-item>
        <text:list-item>
          <text:p text:style-name="P12"><text:span text:style-name="T6">Zapisy do</text:span><text:span text:style-name="T7">ŻŁOBKA</text:span><text:span text:style-name="T6"> trwają przez cały rok kalendarzowy, okresem rozliczeniowym za usługi Klubu jest miesiąc kalendarzowy.</text:span></text:p>
        </text:list-item>
        <text:list-item>
          <text:p text:style-name="P12"><text:span text:style-name="T7">ŻŁOBEK</text:span><text:span text:style-name="T6"> nie prowadzi rekrutacji dzieci z orzeczeniem o niepełnosprawności, ponieważ warunki lokalowe nie są wystarczające na zapewnienie opieki specjalistycznej dzieciom ze specjalnymi potrzebami.</text:span></text:p>
        </text:list-item>
        <text:list-item>
          <text:p text:style-name="P12"><text:span text:style-name="T6">Pierwszeństwo przyjęcia mają dzieci z Kartą Dużej Rodziny.</text:span></text:p>
        </text:list-item>
        <text:list-item>
          <text:p text:style-name="P22"><text:span text:style-name="T11">ŻŁOBEK</text:span> oraz jego personel posiada ubezpieczenie OC oraz NNW.</text:p>
        </text:list-item>
        <text:list-item>
          <text:p text:style-name="P12"><text:span text:style-name="T6">Wyposażenie </text:span><text:span text:style-name="T7">ŻŁOBKA</text:span><text:span text:style-name="T6"> spełnia standardy bezpieczeństwa i higieny.</text:span></text:p>
        </text:list-item>
        <text:list-item>
          <text:p text:style-name="P12"><text:span text:style-name="T7">ŻŁOBEK</text:span><text:span text:style-name="T6"> zapewnia świadczenia zgodnie z obowiązującymi przepisami i standardami opieki nad zdrowym dzieckiem.</text:span></text:p>
        </text:list-item>
        <text:list-item>
          <text:p text:style-name="P12"><text:span text:style-name="T6">Do </text:span><text:span text:style-name="T7">ŻŁOBKA</text:span><text:span text:style-name="T6"> mogą uczęszczać tylko dzieci zdrowe. Dzieci chore bądź z objawami choroby nie będą przyjmowane. Pracownicy Klubu nie podają dzieciom lekarstw. </text:span></text:p>
        </text:list-item>
        <text:list-item>
          <text:p text:style-name="P12"><text:span text:style-name="T6">Rodzice (opiekunowie) informowani są przez personel Klubu o wszelkich niepokojących objawach zachowania się dziecka, by ograniczyć lub nie dopuścić do wystąpienia objawów chorobowych u dziecka oraz pozostałych dzieci uczęszczających do </text:span><text:span text:style-name="T7">ŻŁOBKA</text:span><text:span text:style-name="T6">.</text:span></text:p>
        </text:list-item>
        <text:list-item>
          <text:p text:style-name="P12"><text:span text:style-name="T6">Dzieci, u których stwierdzano silne objawy chorobowe w trakcie pobytu w </text:span><text:span text:style-name="T7">ŻŁOBKU</text:span><text:span text:style-name="T6">, powinny być jak najszybciej odebrane przez rodziców lub opiekunów prawnych. W przypadku, gdy rodzic (opiekun prawny) nie odbierze podopiecznego w ciągu 2 godzin, a stan zdrowia dziecka będzie wymagał pomocy lekarskiej, opiekun wezwie lekarza/pogotowie. Koszt wizyty pokrywają rodzice (opiekunowie prawni).</text:span></text:p>
        </text:list-item>
        <text:list-item>
          <text:p text:style-name="P12"><text:span text:style-name="T7">ŻŁOBEK</text:span><text:span text:style-name="T6"> korzysta z usług cateringu. Rodzice mają możliwość zamówienia dla dziecka posiłków zgodnie z obwiązującym cennikiem zawartym w umowie o świadczenie usług opieki.</text:span></text:p>
        </text:list-item>
        <text:list-item>
          <text:p text:style-name="P12"><text:span text:style-name="T6">W przypadku stwierdzenia, że rodzic (opiekun) lub inna upoważniona osoba, co do której zachodzi obawa, że nie gwarantuje odpowiedniej opieki nad dzieckiem (stany emocjonalne, odurzenie i inne) dziecko pozostawia się w placówce do momentu przybycia (zawiadomionej przez Opiekunów) innej uprawnionej do odbioru dziecka osoby.</text:span></text:p>
        </text:list-item>
        <text:list-item>
          <text:p text:style-name="P12"><text:span text:style-name="T6">Po przyjęciu dziecka do </text:span><text:span text:style-name="T7">ŻŁOBKA</text:span><text:span text:style-name="T6">, pozostaje ono pod stałą opieką wykwalifikowanego personelu aż do odebrania dziecka przez upoważnioną do tego osobę.</text:span></text:p>
        </text:list-item>
        <text:list-item>
          <text:p text:style-name="P12"><text:span text:style-name="T6">Ramowy rozkład dnia uwzględniający wymagania zdrowotne, higieniczne i dydaktyczne jest umieszczony na tablicy ogłoszeń .</text:span></text:p>
        </text:list-item>
        <text:list-item>
          <text:p text:style-name="P12"><text:span text:style-name="T6">Na terenie </text:span><text:span text:style-name="T7">ŻŁOBKA</text:span><text:span text:style-name="T6"> obowiązuje całkowity zakaz palenia tytoniu, picia alkoholu oraz </text:span><text:soft-page-break/><text:span text:style-name="T6">przebywania osób będących pod wpływem środków odurzających, a także zakaz wprowadzania zwierząt.</text:span></text:p>
        </text:list-item>
      </text:list>
      <text:p text:style-name="P31"/>
      <text:p text:style-name="P10"/>
      <text:p text:style-name="P7">§ 2</text:p>
      <text:p text:style-name="P2"><text:span text:style-name="T5">Rodzice mają prawo do:</text:span></text:p>
      <text:list xml:id="list3821407444" text:style-name="L2">
        <text:list-item>
          <text:p text:style-name="P13"><text:span text:style-name="T6">Znajomości zadań wynikających z planu dnia dostępnego na tablicy ogłoszeń i stronie internetowej </text:span><text:span text:style-name="T7">ŻŁOBKA</text:span><text:span text:style-name="T6">.</text:span></text:p>
        </text:list-item>
        <text:list-item>
          <text:p text:style-name="P13"><text:span text:style-name="T6">Uzyskiwania od pracowników i właściciela </text:span><text:span text:style-name="T7">ŻŁOBKA</text:span><text:span text:style-name="T6"> rzetelnej informacji dotyczącej swojego dziecka: jego zachowania, rozwoju i postępów.</text:span></text:p>
        </text:list-item>
        <text:list-item>
          <text:p text:style-name="P13"><text:span text:style-name="T6">Wyrażania opinii na temat funkcjonowania </text:span><text:span text:style-name="T7">ŻŁOBKA</text:span><text:span text:style-name="T6">.</text:span></text:p>
        </text:list-item>
        <text:list-item>
          <text:p text:style-name="P13"><text:span text:style-name="T6">Stałych spotkań z opiekunami grupy w celu wymiany informacji na tematy dydaktyczno – wychowawcze.</text:span></text:p>
        </text:list-item>
        <text:list-item>
          <text:p text:style-name="P13"><text:span text:style-name="T6">Udziału w zebraniach ogólnych, spotkaniach grupowych i indywidualnych dla Rodziców.</text:span></text:p>
        </text:list-item>
        <text:list-item>
          <text:p text:style-name="P13"><text:span text:style-name="T6">Aktywnego włączania się w życie </text:span><text:span text:style-name="T7">ŻŁOBKA</text:span><text:span text:style-name="T6">.</text:span></text:p>
        </text:list-item>
        <text:list-item>
          <text:p text:style-name="P13"><text:span text:style-name="T6">Współuczestniczenia w organizowaniu wydarzeń oraz imprez kulturalnych dla rodziców <text:line-break/>i dzieci.</text:span></text:p>
        </text:list-item>
      </text:list>
      <text:p text:style-name="P7">§ 3</text:p>
      <text:p text:style-name="P2"><text:span text:style-name="T5">Obowiązkiem Rodziców jest:</text:span></text:p>
      <text:list xml:id="list1676707107" text:style-name="L3">
        <text:list-item>
          <text:p text:style-name="P14"><text:span text:style-name="T6">Rzetelne wypełnienie Karty Zgłoszenia Dziecka, które jest warunkiem przyjęcia dziecka do Klubu. W przypadku zatajenia informacji dotyczących rozwoju i zdrowia dziecka, które mogą mieć wpływ na zagrożenie stanu zdrowia oraz życia dziecka bądź innych dzieci, Klub nie ponosi odpowiedzialności za bezpieczeństwo dziecka.</text:span></text:p>
        </text:list-item>
        <text:list-item>
          <text:p text:style-name="P14"><text:span text:style-name="T6">Zapoznanie się z Regulaminem i Statutem.</text:span></text:p>
        </text:list-item>
        <text:list-item>
          <text:p text:style-name="P14"><text:span text:style-name="T6">Współdziałanie z opiekunami w procesie wychowania i kształcenia oraz opieki nad dziećmi.</text:span></text:p>
        </text:list-item>
        <text:list-item>
          <text:p text:style-name="P14"><text:span text:style-name="T6">Przyprowadzanie i odbieranie dziecka lub upoważnienie do tego na piśmie osoby/osób pełnoletnich.</text:span></text:p>
        </text:list-item>
        <text:list-item>
          <text:p text:style-name="P14"><text:span text:style-name="T6">Informowanie o każdym zachorowaniu dziecka lub innej przyczynie nieobecności dziecka.</text:span></text:p>
        </text:list-item>
        <text:list-item>
          <text:p text:style-name="P14"><text:span text:style-name="T6">Gdy Rodzice nie chcą skorzystać z usług firmy cateringowej ich obowiązkiem jest przyniesienie dla dziecka odpowiedniej ilości jedzenia na czas jego pobytu . Przyniesiony posiłek powinien być hermetycznie zamknięty, oznaczony imieniem i nazwiskiem dziecka.</text:span></text:p>
        </text:list-item>
        <text:list-item>
          <text:p text:style-name="P14"><text:span text:style-name="T6">Natychmiastowe zawiadomienie </text:span><text:span text:style-name="T7">ŻŁOBKA</text:span><text:span text:style-name="T6"> w przypadku wystąpienia u dziecka choroby zakaźnej lub innej, która stanowi zagrożenie dla zdrowia innych dzieci korzystające z usług Klubu.</text:span></text:p>
        </text:list-item>
        <text:list-item>
          <text:p text:style-name="P14"><text:span text:style-name="T6">Nie przynoszenia przez dziecko do </text:span><text:span text:style-name="T7">ŻŁOBKA</text:span><text:span text:style-name="T6"> ostrych i niebezpiecznych przedmiotów i zabawek składających się z małych elementów, <text:s/>ani rzeczy drogocennych.</text:span></text:p>
        </text:list-item>
        <text:list-item>
          <text:p text:style-name="P14"><text:span text:style-name="T6">Regularne zapoznawanie się z treścią ogłoszeń i komunikatów pojawiających się na tablicy ogłoszeń oraz stronie www </text:span><text:span text:style-name="T7">ŻŁOBKA</text:span><text:span text:style-name="T6">.</text:span></text:p>
        </text:list-item>
        <text:list-item>
          <text:p text:style-name="P14"><text:span text:style-name="T6">Przestrzeganie warunków umowy, Statutu, Regulaminu oraz stosowanie się do poleceń organu prowadzącego i opiekunów.</text:span></text:p>
        </text:list-item>
        <text:list-item>
          <text:p text:style-name="P27"><text:span text:style-name="T6">Terminowe (do 5-tego dnia miesiąca) wniesienie „z góry” opłaty za pobyt dziecka w </text:span><text:span text:style-name="T7">ŻŁOBKU </text:span><text:span text:style-name="T6">przelewem na rachunek bankowy wskazany w umowie. W przypadku opóźnienia w realizacji opłat przekraczającego 20 dni, licząc od ustalonej daty rozliczenia organ prowadzący wzywa do uregulowania należności i wyznacza w tym celu dodatkowy 7 dniowy termin. Jeżeli pomimo wezwania i wyznaczenia dodatkowego terminu <text:s/>opłata nie jest realizowana, umowa ulega rozwiązaniu ze skutkiem natychmiastowym po upływie powyższego terminu.</text:span></text:p>
        </text:list-item>
        <text:list-item>
          <text:p text:style-name="P14"><text:span text:style-name="T6">Uiszczenie w dniu podpisania umowy,gotówką opłaty administracyjnej (tzw. wpisowego, którego wysokość określa umowa).Wpisowe to jest bezzwrotne.</text:span></text:p>
        </text:list-item>
        <text:list-item>
          <text:p text:style-name="P14"><text:span text:style-name="T6">W ramach wpisowego </text:span><text:span text:style-name="T7">ŻŁOBEK</text:span><text:span text:style-name="T6"> gwarantuje: ubezpieczenie dziecka od NNW, podstawowe pomoce dydaktyczne, edukacyjne i plastyczne oraz podstawową wyprawkę (chusteczki </text:span><text:soft-page-break/><text:span text:style-name="T6">nawilżane, ręczniki papierowe, chusteczki higieniczne, mydło hipoalergiczne, sztućce jednorazowe, nocnik,</text:span><text:span text:style-name="T7">pościel</text:span><text:span text:style-name="T6"> itp.).Przyjęcia okolicznościowe o raz prezenty dla dziecka z okazji urodzin ,Dnia Dziecka I Mikołaja.</text:span></text:p>
        </text:list-item>
      </text:list>
      <text:p text:style-name="P11"/>
      <text:p text:style-name="P7">§ 4</text:p>
      <text:p text:style-name="P3"><text:span text:style-name="T5">Udzielane świadczenia obejmują zgodnie z normami dla wieku dziecka:</text:span></text:p>
      <text:list xml:id="list2872618698" text:style-name="L4">
        <text:list-item>
          <text:p text:style-name="P15"><text:span text:style-name="T6">pobyt dziecka w </text:span><text:span text:style-name="T7">ŻŁOBKU</text:span><text:span text:style-name="T6"> (fachową opiekę opiekuńczą i dydaktyczno – wychowawczą),</text:span></text:p>
        </text:list-item>
        <text:list-item>
          <text:p text:style-name="P15"><text:span text:style-name="T6">bezpieczeństwo w czasie organizowanych zajęć,</text:span></text:p>
        </text:list-item>
        <text:list-item>
          <text:p text:style-name="P15"><text:span text:style-name="T6">organizowanie zabaw dydaktyczno-wychowawczych i rozwojowych w pomieszczeniach <text:line-break/>i na wolnym powietrzu (zajęcia ogólnorozwojowe, edukacyjne, językowe, plastyczne, muzyczno - rytmiczne, gimnastyczne, kulinarne, specjalistyczne).</text:span></text:p>
        </text:list-item>
        <text:list-item>
          <text:p text:style-name="P15"><text:span text:style-name="T6">działania na rzecz kształtowania postaw prospołecznych i usamodzielniania,</text:span></text:p>
        </text:list-item>
        <text:list-item>
          <text:p text:style-name="P15"><text:span text:style-name="T6">współpracę z Rodzicami lub Opiekunami prawnymi, uwzględnienie propozycji Rodziców/Opiekunów, które mogą mieć korzystny wpływ na rozwój dziecka,</text:span></text:p>
        </text:list-item>
        <text:list-item>
          <text:p text:style-name="P15"><text:span text:style-name="T6">bezpieczeństwo i higienę snu.</text:span></text:p>
        </text:list-item>
      </text:list>
      <text:p text:style-name="P7">§ 5</text:p>
      <text:list xml:id="list3009926069" text:style-name="L5">
        <text:list-item>
          <text:p text:style-name="P20"><text:span text:style-name="T5">Dziecko powinno być zaopatrzone przez Rodziców/Opiekunów w:</text:span></text:p>
        </text:list-item>
        <text:list-item>
          <text:p text:style-name="P16"><text:span text:style-name="T6">Butelkę do karmienia - jeśli dziecko jest jeszcze karmione butelką,</text:span></text:p>
        </text:list-item>
        <text:list-item>
          <text:p text:style-name="P16"><text:span text:style-name="T6">Butelkę do picia – jeśli dziecko pije napoje z butelki;</text:span></text:p>
        </text:list-item>
        <text:list-item>
          <text:p text:style-name="P16"><text:span text:style-name="T6">Smoczek (najlepiej z zapinką) – jeżeli dziecko korzysta ze smoczka;</text:span></text:p>
        </text:list-item>
        <text:list-item>
          <text:p text:style-name="P23">Worek na obuwie;</text:p>
        </text:list-item>
        <text:list-item>
          <text:p text:style-name="P16"><text:span text:style-name="T6">Obuwie do łatwego zakładania (np. rzepy lub zatrzask – jeśli dziecko samo chodzi) lub skarpetki antypoślizgowe;</text:span></text:p>
        </text:list-item>
        <text:list-item>
          <text:p text:style-name="P16"><text:span text:style-name="T6">Fartuszek do zajęć plastycznych;</text:span></text:p>
        </text:list-item>
        <text:list-item>
          <text:p text:style-name="P23">Śliniaczek foliowy;</text:p>
        </text:list-item>
        <text:list-item>
          <text:p text:style-name="P16"><text:span text:style-name="T6">Zapas pampersów na 1 tydzień;</text:span></text:p>
        </text:list-item>
        <text:list-item>
          <text:p text:style-name="P16"><text:span text:style-name="T6">Płaszczyk przeciwdeszczowy lub pelerynka; </text:span></text:p>
        </text:list-item>
        <text:list-item>
          <text:p text:style-name="P16"><text:span text:style-name="T6">Ubranka na zmianę (min. 2 komplety: śpioszki, koszulka, bluzeczka, bielizna, rajstopy lub skarpetki); <text:s text:c="40"/></text:span></text:p>
        </text:list-item>
        <text:list-item>
          <text:p text:style-name="P16"><text:span text:style-name="T6">Kalosze – jeśli dziecko samo chodzi;</text:span></text:p>
        </text:list-item>
      </text:list>
      <text:p text:style-name="P5"><text:span text:style-name="T6">Wszystkie wyżej wymienione przedmioty powinny być podpisane inicjałami dziecka bądź imieniem.</text:span></text:p>
      <text:list xml:id="list4250740751" text:style-name="L6">
        <text:list-item>
          <text:p text:style-name="P17"><text:span text:style-name="T6">Rodzice zobowiązują się do prania i dostarczania czystej pościeli lub kocyka i poduszeczki raz w miesiącu lub w razie potrzeby częściej (jeśli dziecko leżakuje/śpi w </text:span><text:span text:style-name="T8">ŻŁOBKU</text:span><text:span text:style-name="T6">).</text:span></text:p>
        </text:list-item>
        <text:list-item>
          <text:p text:style-name="P17"><text:span text:style-name="T6">Jeżeli dziecko:</text:span></text:p>
        </text:list-item>
      </text:list>
      <text:p text:style-name="P4"><text:span text:style-name="T5">a)</text:span><text:span text:style-name="T6"> korzysta z urządzeń lub aparatów (innych), które winno nosić także w czasie przebywania w Klubie, rodzice (opiekunowie) mogą przekazać je personelowi wraz z instrukcją dotyczącą zasady ich używania i obsługi.</text:span></text:p>
      <text:p text:style-name="P4"><text:span text:style-name="T5">b)</text:span><text:span text:style-name="T6"> ma inne niż rówieśnicy potrzeby jeśli chodzi o dietę, higienę snu, warunki rozwoju psychomotorycznego i emocjonalnego, rodzice (opiekunowie) winni informować na bieżąco personel o takich potrzebach, bądź zachowaniach dziecka, by w granicach możliwości zapewnić dziecku optymalne warunki.</text:span></text:p>
      <text:p text:style-name="P11"/>
      <text:p text:style-name="P7">§ 6</text:p>
      <text:p text:style-name="P3"><text:span text:style-name="T5">Dziecko ma prawo w szczególności do:</text:span></text:p>
      <text:list xml:id="list4193814413" text:style-name="L7">
        <text:list-item>
          <text:p text:style-name="P24">równego traktowania,</text:p>
        </text:list-item>
        <text:list-item>
          <text:p text:style-name="P18"><text:span text:style-name="T6">poszanowania, godności i intymności,</text:span></text:p>
        </text:list-item>
        <text:list-item>
          <text:p text:style-name="P18"><text:span text:style-name="T6">wysłuchania i w miarę możliwości uwzględniania zdania i życzeń,</text:span></text:p>
        </text:list-item>
        <text:list-item>
          <text:p text:style-name="P18"><text:span text:style-name="T6">nietykalności fizycznej,</text:span></text:p>
        </text:list-item>
        <text:list-item>
          <text:p text:style-name="P24">poszanowania tradycji kulturowej i religijnej z poszanowaniem zwyczajów,</text:p>
        </text:list-item>
        <text:list-item>
          <text:p text:style-name="P18"><text:soft-page-break/><text:span text:style-name="T6">odwiedzin rodziców w czasie pobytu w żłobku.</text:span></text:p>
        </text:list-item>
      </text:list>
      <text:p text:style-name="P7">§ 7</text:p>
      <text:p text:style-name="P2"><text:span text:style-name="T5">Formy współpracy z Rodzicami:</text:span></text:p>
      <text:list xml:id="list730867107" text:style-name="L8">
        <text:list-item>
          <text:p text:style-name="P21"><text:span text:style-name="T6">konsultacje i rozmowy indywidualne z Właścicielem i Opiekunami </text:span><text:span text:style-name="T8">ŻŁOBKU</text:span><text:span text:style-name="T6">,</text:span></text:p>
        </text:list-item>
        <text:list-item>
          <text:p text:style-name="P21"><text:span text:style-name="T6">zebrania, warsztaty dla Rodziców wspierające ich w wychowywaniu dzieci,</text:span></text:p>
        </text:list-item>
        <text:list-item>
          <text:p text:style-name="P25">strona internetowa <text:span text:style-name="T12">ŻŁOBKA</text:span>.</text:p>
        </text:list-item>
        <text:list-item>
          <text:p text:style-name="P21"><text:span text:style-name="T6">tablica Ogłoszeń w Placówce,</text:span></text:p>
        </text:list-item>
        <text:list-item>
          <text:p text:style-name="P25">poczta elektroniczna.</text:p>
        </text:list-item>
      </text:list>
      <text:p text:style-name="P33"><text:s text:c="79"/>§ 8</text:p>
      <text:p text:style-name="P32"/>
      <text:list xml:id="list2214410203" text:style-name="L9">
        <text:list-item>
          <text:p text:style-name="P19"><text:span text:style-name="T6">Organ prowadzący </text:span><text:span text:style-name="T8">ŻŁOBEK</text:span><text:span text:style-name="T6"> posiada możliwość zmiany Regulaminu po uprzednim powiadomieniu osób korzystających z usług Klubu Malucha. </text:span></text:p>
        </text:list-item>
        <text:list-item>
          <text:p text:style-name="P19"><text:span text:style-name="T6">Dziecko może zostać skreślone z listy uczęszczających do </text:span><text:span text:style-name="T8">ŻŁOBKA</text:span><text:span text:style-name="T6"> co jest równoznaczne z rozwiązaniem umowy bez zachowania okresu wypowiedzenia <text:s/>z następujących przyczyn: </text:span></text:p>
        </text:list-item>
        <text:list-item>
          <text:p text:style-name="P28"><text:span text:style-name="T6">gdy pobyt dziecka w </text:span><text:span text:style-name="T8">ŻŁOBKU</text:span><text:span text:style-name="T6"> stanowi zagrożenie dla zdrowia lub życia innych podopiecznych.</text:span></text:p>
        </text:list-item>
        <text:list-item>
          <text:p text:style-name="P28"><text:span text:style-name="T6">gdy ze względu na stan zdrowia dziecka lub zachowanie dziecka </text:span><text:span text:style-name="T8">w ŻŁOBKU</text:span><text:span text:style-name="T6"> nie jest w stanie zapewnić mu bezpiecznego pobytu.</text:span></text:p>
        </text:list-item>
        <text:list-item>
          <text:p text:style-name="P28"><text:span text:style-name="T6">opóźnienie w realizacji opłat przekracza 20 dni, licząc od ustalonej daty rozliczenia i pomimo wezwania do uregulowania należności i wyznaczenia w tym celu dodatkowego 7 dniowego terminu opłata nie jest realizowana.</text:span></text:p>
        </text:list-item>
        <text:list-item>
          <text:p text:style-name="P28"><text:span text:style-name="T6">rodzice/opiekunowie prawni zataili ważne informacje o stanie zdrowia dziecka mające wpływ na zapewnienie bezpiecznego pobytu dziecka w Klubie Malucha lub zapewnienie bezpiecznego pobytu innych dzieci na skutek czego dalszy bezpieczny pobyt dziecka w <text:s/></text:span><text:span text:style-name="T8">ŻŁOBKU</text:span><text:span text:style-name="T6"> nie jest możliwy.</text:span></text:p>
        </text:list-item>
        <text:list-item>
          <text:p text:style-name="P28"><text:span text:style-name="T6">nastąpił brak współpracy ze strony rodziców/opiekunów prawnych z personelem placówki mający wpływ bezpośrednio na zapewnienie bezpieczeństwa dziecku lub innych podopiecznych</text:span></text:p>
        </text:list-item>
        <text:list-item>
          <text:p text:style-name="P34"><text:span text:style-name="T6">rażącego naruszenia przez Rodziców/Opiekunów prawnych postanowień Statutu lub Regulaminu mającego wpływ na zapewnienie bezpieczeństwa dzieci lub personelu.</text:span></text:p>
          <text:p text:style-name="P29"><text:span text:style-name="T6"><text:s/></text:span><text:span text:style-name="T8">ŻŁOBEK</text:span><text:span text:style-name="T6"> nie ponosi odpowiedzialności za: </text:span></text:p>
        </text:list-item>
        <text:list-item>
          <text:p text:style-name="P30"><text:span text:style-name="T6">zniszczenia ubrań powstałe w wyniku zabawy i podczas zajęć prowadzonych w </text:span><text:span text:style-name="T8">ŻŁOBKU</text:span><text:span text:style-name="T6">,</text:span></text:p>
        </text:list-item>
        <text:list-item>
          <text:p text:style-name="P30"><text:span text:style-name="T6">rzeczy osobiste przyniesione i pozostawione w </text:span><text:span text:style-name="T8">ŻŁOBKU</text:span><text:span text:style-name="T6">, w tym rzeczy drogocenne, wartościowe. </text:span></text:p>
        </text:list-item>
      </text:list>
      <text:p text:style-name="P11"/>
      <text:p text:style-name="P8"><text:s text:c="11"/></text:p>
      <text:p text:style-name="P3"><text:span text:style-name="T4">14.06.2021</text:span><text:span text:style-name="T3">r.</text:span><text:span text:style-name="T6"> <text:s text:c="61"/>........................................................................<text:line-break/> <text:s text:c="5"/>data <text:s text:c="63"/></text:span><text:span text:style-name="T8">PODPIS DYREKTORA ŻŁOBKA</text:span><text:span text:style-name="T6"> <text:tab/></text:span><text:span text:style-name="T9"><text:tab/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orbel" svg:font-family="Corbel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-date>2021-05-21T09:55:45.384000000</meta:print-date>
    <dc:date>2021-05-21T09:56:43.538000000</dc:date>
    <meta:editing-duration>PT1M7S</meta:editing-duration>
    <meta:editing-cycles>1</meta:editing-cycles>
    <meta:document-statistic meta:table-count="0" meta:image-count="0" meta:object-count="0" meta:page-count="4" meta:paragraph-count="100" meta:word-count="1490" meta:character-count="10971" meta:non-whitespace-character-count="9374"/>
    <meta:generator>LibreOffice/7.0.4.2$Windows_X86_64 LibreOffice_project/dcf040e67528d9187c66b2379df5ea4407429775</meta:generator>
  </office:meta>
</office:document-meta>
</file>